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100000001312327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Standard">
      <style:paragraph-properties>
        <style:tab-stops>
          <style:tab-stop style:position="10.728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.588cm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3.493cm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3.175cm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3.493cm"/>
        </style:tab-stops>
      </style:paragraph-properties>
    </style:style>
    <style:style style:name="P7" style:family="paragraph" style:parent-style-name="Standard">
      <style:paragraph-properties fo:margin-top="0cm" fo:margin-bottom="0.423cm"/>
      <style:text-properties fo:font-weight="bold" style:font-weight-asian="bold"/>
    </style:style>
    <style:style style:name="P8" style:family="paragraph" style:parent-style-name="Standard">
      <style:paragraph-properties fo:margin-top="0cm" fo:margin-bottom="0.423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Р Е З Ю М Е</text:h>
      <text:p text:style-name="P2">Ф.И.О.: </text:p>
      <text:p text:style-name="P2">Возраст: </text:p>
      <text:p text:style-name="P2">Место жительства: </text:p>
      <text:p text:style-name="P2">Место прописки:</text:p>
      <text:p text:style-name="P2">Семейное положение: </text:p>
      <text:p text:style-name="P2">Документы: </text:p>
      <text:p text:style-name="P3"/>
      <text:p text:style-name="P3">Цель: </text:p>
      <text:p text:style-name="P3">Финансовые ожидания: <text:tab/></text:p>
      <text:p text:style-name="P2"/>
      <text:p text:style-name="P4"/>
      <text:p text:style-name="P6"><text:span text:style-name="T1">Образование: Высшее</text:span></text:p>
      <text:p text:style-name="Standard"><draw:frame draw:style-name="fr1" draw:name="Графический объект1" text:anchor-type="as-char" svg:width="0.026cm" svg:height="0.529cm" draw:z-index="0"><draw:image xlink:href="Pictures/100002000000000100000001312327B0.png" xlink:type="simple" xlink:show="embed" xlink:actuate="onLoad"/></draw:frame></text:p>
      <text:p text:style-name="Standard"><text:span text:style-name="T1">Повышение квалификации/курсы</text:span> </text:p>
      <text:p text:style-name="Standard"><draw:frame draw:style-name="fr1" draw:name="Графический объект2" text:anchor-type="as-char" svg:width="0.026cm" svg:height="0.132cm" draw:z-index="1"><draw:image xlink:href="Pictures/100002000000000100000001312327B0.png" xlink:type="simple" xlink:show="embed" xlink:actuate="onLoad"/></draw:frame></text:p>
      <text:p text:style-name="P5"/>
      <text:p text:style-name="P5"/>
      <text:p text:style-name="P5">Опыт работы:<text:tab/></text:p>
      <text:p text:style-name="P7"/>
      <text:p text:style-name="P7"><text:line-break/></text:p>
      <text:p text:style-name="P8">Ключевые навыки:</text:p>
      <text:p text:style-name="P8">Дополнительные сведения:</text:p>
      <text:p text:style-name="P2"/>
      <text:p text:style-name="P2"/>
      <text:p text:style-name="P2">Комментарии от «ПетроСтиля»: </text:p>
      <text:p text:style-name="P2"/>
      <text:p text:style-name="P2"/>
      <text:p text:style-name="P2">Дата проведения собеседования:</text:p>
      <text:p text:style-name="P2">Дата отправки резюме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Verdana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>
        <style:tab-stops>
          <style:tab-stop style:position="10.728cm"/>
        </style:tab-stops>
      </style:paragraph-properties>
      <style:text-properties fo:font-weight="bold" style:font-weight-asian="bold" style:font-size-complex="10pt" style:font-weight-complex="bold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underline-style="none" fo:font-weight="normal" style:font-weight-asian="normal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highlightedtext1" style:family="text" style:parent-style-name="Основной_20_шрифт_20_абзаца">
      <style:text-properties fo:background-color="#ffff90"/>
    </style:style>
    <style:style style:name="blue11b1" style:family="text" style:parent-style-name="Основной_20_шрифт_20_абзаца">
      <style:text-properties fo:color="#004691" style:text-line-through-style="none" style:text-underline-style="none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 text:start-value="10">
        <style:list-level-properties text:space-before="2.54cm" text:min-label-width="0.635cm"/>
      </text:list-level-style-number>
      <text:list-level-style-number text:level="2" style:num-suffix="." style:num-format="a" style:num-letter-sync="true">
        <style:list-level-properties text:space-before="3.81cm" text:min-label-width="0.635cm"/>
      </text:list-level-style-number>
      <text:list-level-style-number text:level="3" style:num-suffix="." style:num-format="i">
        <style:list-level-properties text:min-label-width="5.715cm" text:min-label-distance="0.318cm" fo:text-align="end"/>
      </text:list-level-style-number>
      <text:list-level-style-number text:level="4" style:num-suffix="." style:num-format="1">
        <style:list-level-properties text:space-before="6.35cm" text:min-label-width="0.635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Р Е З Ю М Е</dc:title>
    <meta:initial-creator>Татьяна Шураева</meta:initial-creator>
    <meta:creation-date>2006-04-11T14:06:00</meta:creation-date>
    <dc:creator>Eugene Pivnev</dc:creator>
    <dc:date>2008-09-26T19:05:56</dc:date>
    <meta:editing-cycles>17</meta:editing-cycles>
    <meta:editing-duration>PT2H15M0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2" meta:object-count="0" meta:page-count="1" meta:paragraph-count="20" meta:word-count="38" meta:character-count="304"/>
  </office:meta>
</office:document-meta>
</file>